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71cm"/>
    </style:style>
    <style:style style:name="Table1.B" style:family="table-column">
      <style:table-column-properties style:column-width="6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1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3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4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6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7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9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20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21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2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4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5" style:family="paragraph" style:parent-style-name="Standard" style:list-style-name="L1">
      <style:paragraph-properties fo:line-height="150%" fo:text-align="justify" style:justify-single-word="false"/>
    </style:style>
    <style:style style:name="P26" style:family="paragraph" style:parent-style-name="Standard" style:list-style-name="L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27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8" style:family="paragraph" style:parent-style-name="Standard" style:list-style-name="WW8Num1">
      <style:paragraph-properties fo:margin-left="1.889cm" fo:margin-right="0cm" fo:margin-top="0.212cm" fo:margin-bottom="0cm" fo:line-height="150%" fo:text-align="justify" style:justify-single-word="false" fo:text-indent="-0.63cm" style:auto-text-indent="false"/>
      <style:text-properties fo:font-size="14pt" fo:language="uk" fo:country="UA" style:font-size-asian="14pt" style:font-size-complex="14pt"/>
    </style:style>
    <style:style style:name="P29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0" style:family="paragraph" style:parent-style-name="Heading_20_2">
      <style:paragraph-properties fo:line-height="150%" fo:text-align="center" style:justify-single-word="false"/>
      <style:text-properties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language="uk" fo:country="UA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font-size="10pt" fo:language="uk" fo:country="UA" style:font-size-asian="10pt" style:font-size-complex="10pt" style:font-weight-complex="bold"/>
    </style:style>
    <style:style style:name="T10" style:family="text">
      <style:text-properties fo:color="#000000" fo:font-size="14pt" fo:language="uk" fo:country="UA" style:font-size-asian="14pt" style:font-size-complex="14pt"/>
    </style:style>
    <style:style style:name="T11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акультет прикладної математики</text:p>
      <text:p text:style-name="P8">Кафедра програмного забезпечення комп’ютерних систем</text:p>
      <text:p text:style-name="P8"/>
      <text:p text:style-name="P16">“ЗАТВЕРДЖЕНО”</text:p>
      <text:p text:style-name="P16">Завідувач кафедри</text:p>
      <text:p text:style-name="P16">__________ І.А.Дичка</text:p>
      <text:p text:style-name="P15"><text:span text:style-name="T3">“___” ____________ 201</text:span><text:span text:style-name="T6">2</text:span><text:span text:style-name="T3"> р.<text:tab/></text:span></text:p>
      <text:p text:style-name="P8"/>
      <text:p text:style-name="P12"/>
      <text:p text:style-name="P12"/>
      <text:p text:style-name="P12"/>
      <text:p text:style-name="P8">СИСТЕМА РОЗПІЗНАВАННЯ ГРАФІЧНИХ ОБРАЗІВ НА ОСНОВІ ВИКОРИСТАННЯ ГРАФІЧНИХ ПРОЦЕСОРІВ</text:p>
      <text:p text:style-name="P8">Програма та методика тестування</text:p>
      <text:p text:style-name="P7"><text:span text:style-name="T2">ПЗКС.</text:span><text:span text:style-name="T8">045490</text:span><text:span text:style-name="T2">-04-51</text:span></text:p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“ПОГОДЖЕНО”</text:p>
            <text:p text:style-name="P17"/>
            <text:p text:style-name="P17">Керівник проекту:</text:p>
            <text:p text:style-name="P18"><text:span text:style-name="T3">__________ О.І.</text:span><text:span text:style-name="T9"> </text:span><text:span text:style-name="T3">Марченко</text:span></text:p>
            <text:p text:style-name="P17"/>
            <text:p text:style-name="P17">Нормоконтроль:</text:p>
            <text:p text:style-name="P18"><text:span text:style-name="T3">__________ М.В.</text:span><text:span text:style-name="T6"> </text:span><text:span text:style-name="T3">Онай</text:span></text:p>
            <text:p text:style-name="P21">__” ____________ 2011 р.</text:p>
          </table:table-cell>
          <table:table-cell table:style-name="Table1.A1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20"/>
            <text:p text:style-name="P19"><text:span text:style-name="T3">Виконавець:</text:span><text:span text:style-name="T5"> </text:span></text:p>
            <text:p text:style-name="P19"><text:span text:style-name="T3">__________ </text:span><text:span text:style-name="T3">О.В. Паляниця</text:span></text:p>
            <text:p text:style-name="P11"/>
          </table:table-cell>
        </table:table-row>
      </table:table>
      <text:p text:style-name="P7"/>
      <text:p text:style-name="P11"/>
      <text:p text:style-name="P7"><text:span text:style-name="T3">201</text:span><text:span text:style-name="T6">2</text:span></text:p>
      <text:h text:style-name="P30" text:outline-level="2"><text:soft-page-break/>ЗМІСТ</text:h>
      <text:p text:style-name="P2"/>
      <text:p text:style-name="P2"/>
      <text:list xml:id="list556433336" text:style-name="WW8Num4">
        <text:list-item>
          <text:p text:style-name="P22">Об’єкт випробувань<text:tab/>3</text:p>
        </text:list-item>
        <text:list-item>
          <text:p text:style-name="P24"><text:span text:style-name="T10">Мета тестування</text:span><text:span text:style-name="T2"><text:tab/>3</text:span></text:p>
        </text:list-item>
        <text:list-item>
          <text:p text:style-name="P24"><text:span text:style-name="T10">Методи тестування</text:span><text:span text:style-name="T2"><text:tab/>3 </text:span></text:p>
        </text:list-item>
        <text:list-item>
          <text:p text:style-name="P24"><text:span text:style-name="T2">Засоби та порядок тестування<text:tab/></text:span><text:span text:style-name="T1">4</text:span><text:span text:style-name="T2"> </text:span></text:p>
        </text:list-item>
      </text:list>
      <text:p text:style-name="P14">1. ОБ’ЄКТ ВИПРОБУВАНЬ</text:p>
      <text:p text:style-name="P6"><text:span text:style-name="T7">С</text:span><text:span text:style-name="T2">истема розпізнавання графічних образів на основі використання графічних процесорів, </text:span><text:span text:style-name="T7">що являє собою додаток, розроблений на мові С++ та з використанням програмної моделі CUDA.</text:span></text:p>
      <text:p text:style-name="P5"/>
      <text:p text:style-name="P8">2. МЕТА ТЕСТУВАННЯ</text:p>
      <text:p text:style-name="P4">У процесі тестування має бути перевірено наступне:</text:p>
      <text:list xml:id="list11597132582" text:style-name="L1">
        <text:list-item>
          <text:p text:style-name="P23">функціональну працездатність розробки при проведенні процесу класифікації на CPU;</text:p>
        </text:list-item>
        <text:list-item>
          <text:p text:style-name="P25"><text:span text:style-name="T2">функціональну працездатність розробки при проведенні процесу класифікації на </text:span><text:span text:style-name="T2">G</text:span><text:span text:style-name="T2">PU;</text:span></text:p>
        </text:list-item>
        <text:list-item>
          <text:p text:style-name="P23">виявлення облич на спеціально підготовлених тестових зображеннях;</text:p>
        </text:list-item>
        <text:list-item>
          <text:p text:style-name="P23">функціональну працездатність розробки при роботі з веб-камерою;</text:p>
        </text:list-item>
        <text:list-item>
          <text:p text:style-name="P23">коректність роботи інтерфейсу користувача;</text:p>
        </text:list-item>
        <text:list-item>
          <text:p text:style-name="P25"><text:span text:style-name="T2">відповідність </text:span><text:span text:style-name="T2">розробленого продукту </text:span><text:span text:style-name="T2">вимогам Технічного завдання.</text:span></text:p>
        </text:list-item>
      </text:list>
      <text:p text:style-name="P5"/>
      <text:p text:style-name="P7"><text:span text:style-name="T5">3. </text:span><text:span text:style-name="T11">МЕТОДИ ТЕСТУВАННЯ</text:span><text:span text:style-name="T5"> </text:span></text:p>
      <text:p text:style-name="P3"><text:span text:style-name="T2">Тестування виконується методом </text:span><text:span text:style-name="T1">Gray</text:span><text:span text:style-name="T2"> </text:span><text:span text:style-name="T1">Box</text:span><text:span text:style-name="T2"> </text:span><text:span text:style-name="T1">Testing</text:span><text:span text:style-name="T2">. Перевіряється як код, так і безпосередньо програмний продукт на відповідність функціональним вимогам. Тестування відбувається на рівні «системного тестування».</text:span></text:p>
      <text:p text:style-name="P4">Використовуються наступні методи:</text:p>
      <text:list xml:id="list1159713858" text:continue-numbering="true" text:style-name="L1">
        <text:list-item>
          <text:p text:style-name="P23">функціональне тестування: Smoke testing, Critical testing;</text:p>
        </text:list-item>
        <text:list-item>
          <text:p text:style-name="P26">тестування інтерфейсу користувача.</text:p>
        </text:list-item>
      </text:list>
      <text:p text:style-name="P5"/>
      <text:p text:style-name="P5"/>
      <text:p text:style-name="P5"/>
      <text:p text:style-name="P5"/>
      <text:p text:style-name="P7"><text:soft-page-break/><text:span text:style-name="T5">4. ЗАСОБИ ТА </text:span><text:span text:style-name="T4">ПОРЯДОК ТЕСТУВАННЯ</text:span><text:span text:style-name="T5"> </text:span></text:p>
      <text:p text:style-name="P27"><text:tab/>Працездатність розробки перевіряється шляхом:</text:p>
      <text:list xml:id="list11597132581" text:style-name="WW8Num1">
        <text:list-item>
          <text:p text:style-name="P28">динамічного ручного тестування на відповідність функціональним вимогам;</text:p>
        </text:list-item>
        <text:list-item>
          <text:p text:style-name="P28">статичного тестування коду;</text:p>
        </text:list-item>
        <text:list-item>
          <text:p text:style-name="P28">тестування стабільності роботи при різних умовах;</text:p>
        </text:list-item>
        <text:list-item>
          <text:p text:style-name="P28">тестування користувача;</text:p>
        </text:list-item>
        <text:list-item>
          <text:p text:style-name="P28">перевірки правильності доступу до пам'яті, використовуючи інструментрарії valgrind та cuda-memche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1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20:55:00</meta:creation-date>
    <dc:creator>olehp </dc:creator>
    <dc:date>2013-06-13T23:42:41</dc:date>
    <meta:editing-cycles>44</meta:editing-cycles>
    <meta:editing-duration>PT1H22S</meta:editing-duration>
    <meta:generator>LibreOffice/3.5$Linux_X86_64 LibreOffice_project/350m1$Build-2</meta:generator>
    <meta:document-statistic meta:table-count="1" meta:image-count="0" meta:object-count="0" meta:page-count="4" meta:paragraph-count="46" meta:word-count="237" meta:character-count="1565" meta:non-whitespace-character-count="1742"/>
    <meta:user-defined meta:name="Info 1"/>
    <meta:user-defined meta:name="Info 2"/>
    <meta:user-defined meta:name="Info 3"/>
    <meta:user-defined meta:name="Info 4"/>
  </office:meta>
</office:document-meta>
</file>